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91cm" fo:min-width="9.66cm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97cm" fo:min-width="0.84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gr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color="#000000" draw:fill="none" draw:fill-color="#ffffff" fo:min-height="2.20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137cm" fo:min-width="4.5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32cm" fo:min-width="3.31cm"/>
    </style:style>
    <style:style style:name="gr14" style:family="graphic" style:parent-style-name="standard">
      <style:graphic-properties draw:stroke="none" svg:stroke-color="#000000" draw:fill="none" draw:fill-color="#ffffff" fo:min-height="3.30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85cm" fo:min-width="0.612cm"/>
    </style:style>
    <style:style style:name="gr16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17" style:family="graphic" style:parent-style-name="standard">
      <style:graphic-properties draw:stroke="dash" draw:stroke-dash="Long_20_Dash" draw:textarea-horizontal-align="justify" draw:textarea-vertical-align="middle" draw:auto-grow-height="false" fo:min-height="29.277cm" fo:min-width="33.473cm"/>
    </style:style>
    <style:style style:name="gr18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19" style:family="graphic" style:parent-style-name="standard">
      <style:graphic-properties draw:textarea-horizontal-align="justify" draw:textarea-vertical-align="middle" draw:auto-grow-height="false" fo:min-height="115.955cm" fo:min-width="107.767cm"/>
    </style:style>
    <style:style style:name="gr20" style:family="graphic" style:parent-style-name="standard">
      <style:graphic-properties draw:textarea-horizontal-align="justify" draw:textarea-vertical-align="middle" draw:auto-grow-height="false" fo:min-height="1.995cm" fo:min-width="1.745cm"/>
    </style:style>
    <style:style style:name="gr21" style:family="graphic" style:parent-style-name="standard">
      <style:graphic-properties draw:textarea-horizontal-align="justify" draw:textarea-vertical-align="middle" draw:auto-grow-height="false" fo:min-height="9.91cm" fo:min-width="9.66cm"/>
      <style:paragraph-properties style:writing-mode="lr-tb"/>
    </style:style>
    <style:style style:name="gr22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9.808cm" fo:min-width="9.558cm" fo:padding-top="0.176cm" fo:padding-bottom="0.176cm" fo:padding-left="0.301cm" fo:padding-right="0.301cm"/>
      <style:paragraph-properties style:writing-mode="lr-tb"/>
    </style:style>
    <style:style style:name="gr23" style:family="graphic" style:parent-style-name="standard">
      <style:graphic-properties svg:stroke-width="0.102cm" svg:stroke-color="#000000" draw:marker-start-width="0.356cm" draw:marker-end-width="0.356cm" draw:fill="solid" draw:fill-color="#ffffff" draw:textarea-horizontal-align="justify" draw:textarea-vertical-align="middle" draw:auto-grow-height="false" fo:min-height="1.893cm" fo:min-width="1.643cm" fo:padding-top="0.176cm" fo:padding-bottom="0.176cm" fo:padding-left="0.301cm" fo:padding-right="0.301cm"/>
    </style:style>
    <style:style style:name="gr24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26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102cm" svg:stroke-color="#000000" draw:marker-start="" draw:marker-start-width="0.457cm" draw:marker-start-center="false" draw:marker-end="" draw:marker-end-width="0.457cm" draw:marker-end-center="false" draw:fill="solid" draw:fill-color="#ffffff" draw:textarea-horizontal-align="center" draw:textarea-vertical-align="middle" fo:padding-top="0.176cm" fo:padding-bottom="0.176cm" fo:padding-left="0.301cm" fo:padding-right="0.301cm" draw:shadow="hidden" draw:shadow-offset-x="0.3cm" draw:shadow-offset-y="0.3cm" draw:shadow-color="#808080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16cm" svg:height="10.16cm" svg:x="20.05cm" svg:y="24.17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8.78cm" svg:y1="35.607cm" svg:x2="31.48cm" svg:y2="22.907cm">
            <text:p/>
          </draw:line>
          <draw:custom-shape draw:style-name="gr3" draw:text-style-name="P1" draw:layer="layout" svg:width="1.905cm" svg:height="1.905cm" svg:x="26.718cm" svg:y="30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27.67cm" svg:y1="29.574cm" svg:x2="27.67cm" svg:y2="33.067cm">
            <text:p/>
          </draw:line>
        </draw:g>
        <draw:g>
          <draw:ellipse draw:style-name="gr5" draw:text-style-name="P4" draw:layer="layout" svg:width="10.229cm" svg:height="10.16cm" svg:x="6.011cm" svg:y="6.397cm">
            <text:p text:style-name="P3"><text:span text:style-name="T1"><text:s text:c="4"/></text:span></text:p>
          </draw:ellipse>
          <draw:path draw:style-name="gr6" draw:text-style-name="P5" draw:layer="layout" svg:width="3.457cm" svg:height="1.407cm" svg:x="7.736cm" svg:y="9.924cm" svg:viewBox="0 0 3458 1408" svg:d="M0 1408c1729-3167 3458 0 3458 0">
            <text:p/>
          </draw:path>
          <draw:path draw:style-name="gr7" draw:text-style-name="P5" draw:layer="layout" svg:width="3.457cm" svg:height="1.407cm" svg:x="11.194cm" svg:y="11.339cm" svg:viewBox="0 0 3458 1408" svg:d="M0 0c1729 3167 3458 0 3458 0">
            <text:p/>
          </draw:path>
        </draw:g>
        <draw:g>
          <draw:ellipse draw:style-name="gr8" draw:text-style-name="P5" draw:layer="layout" svg:width="10.162cm" svg:height="10.159cm" draw:transform="skewX (0.000174532925199325) rotate (0.785398163397448) translate (17.628cm 11.477cm)">
            <text:p/>
          </draw:ellipse>
          <draw:line draw:style-name="gr9" draw:text-style-name="P6" draw:layer="layout" svg:x1="21.22cm" svg:y1="7.886cm" svg:x2="28.425cm" svg:y2="15.091cm">
            <text:p/>
          </draw:line>
          <draw:line draw:style-name="gr10" draw:text-style-name="P6" draw:layer="layout" svg:x1="21.22cm" svg:y1="15.091cm" svg:x2="28.425cm" svg:y2="7.886cm">
            <text:p/>
          </draw:line>
        </draw:g>
        <draw:frame draw:style-name="gr11" draw:text-style-name="P7" draw:layer="layout" svg:width="2.54cm" svg:height="2.453cm" svg:x="23.542cm" svg:y="4.492cm">
          <draw:text-box>
            <text:p>MIXER</text:p>
          </draw:text-box>
        </draw:frame>
        <draw:custom-shape draw:style-name="gr12" draw:text-style-name="P8" draw:layer="layout" svg:width="10.139cm" svg:height="10.16cm" draw:transform="rotate (-1.57323978774769) translate (45.767cm 6.42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7" draw:layer="layout" svg:width="4.128cm" svg:height="2.453cm" svg:x="37.512cm" svg:y="4.492cm">
          <draw:text-box>
            <text:p>AMPLIFIER</text:p>
          </draw:text-box>
        </draw:frame>
        <draw:g>
          <draw:custom-shape draw:style-name="gr1" draw:text-style-name="P1" draw:layer="layout" svg:width="10.16cm" svg:height="10.16cm" svg:x="49.26cm" svg:y="6.397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7.162cm" svg:y1="13.546cm" svg:x2="54.528cm" svg:y2="13.546cm">
            <text:p/>
          </draw:line>
          <draw:line draw:style-name="gr4" draw:text-style-name="P2" draw:layer="layout" svg:x1="57.162cm" svg:y1="13.546cm" svg:x2="54.528cm" svg:y2="13.546cm">
            <text:p/>
          </draw:line>
          <draw:line draw:style-name="gr4" draw:text-style-name="P2" draw:layer="layout" svg:x1="58.291cm" svg:y1="13.546cm" svg:x2="54.528cm" svg:y2="13.546cm">
            <text:p/>
          </draw:line>
          <draw:line draw:style-name="gr4" draw:text-style-name="P2" draw:layer="layout" svg:x1="54.528cm" svg:y1="9.408cm" svg:x2="50.388cm" svg:y2="9.408cm">
            <text:p/>
          </draw:line>
          <draw:line draw:style-name="gr4" draw:text-style-name="P2" draw:layer="layout" svg:x1="54.528cm" svg:y1="9.408cm" svg:x2="54.528cm" svg:y2="13.547cm">
            <text:p/>
          </draw:line>
        </draw:g>
        <draw:frame draw:style-name="gr11" draw:text-style-name="P7" draw:layer="layout" svg:width="1.905cm" svg:height="2.453cm" svg:x="53.387cm" svg:y="4.492cm">
          <draw:text-box>
            <text:p>LPF</text:p>
          </draw:text-box>
        </draw:frame>
        <draw:g>
          <draw:line draw:style-name="gr4" draw:text-style-name="P2" draw:layer="layout" svg:x1="71.802cm" svg:y1="7.032cm" svg:x2="63.865cm" svg:y2="7.032cm">
            <text:p/>
          </draw:line>
          <draw:line draw:style-name="gr4" draw:text-style-name="P2" draw:layer="layout" svg:x1="63.865cm" svg:y1="9.572cm" svg:x2="63.865cm" svg:y2="7.032cm">
            <text:p/>
          </draw:line>
          <draw:line draw:style-name="gr4" draw:text-style-name="P2" draw:layer="layout" svg:x1="71.802cm" svg:y1="15.922cm" svg:x2="71.802cm" svg:y2="7.032cm">
            <text:p/>
          </draw:line>
        </draw:g>
        <draw:frame draw:style-name="gr11" draw:text-style-name="P7" draw:layer="layout" svg:width="3.81cm" svg:height="2.453cm" svg:x="65.77cm" svg:y="4.492cm">
          <draw:text-box>
            <text:p>COUPLER</text:p>
          </draw:text-box>
        </draw:frame>
        <draw:g>
          <draw:custom-shape draw:style-name="gr13" draw:text-style-name="P1" draw:layer="layout" svg:width="7.62cm" svg:height="4.445cm" svg:x="79.105cm" svg:y="7.335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82.915cm" svg:y1="15.922cm" svg:x2="82.915cm" svg:y2="7.35cm">
            <text:p/>
          </draw:line>
        </draw:g>
        <draw:frame draw:style-name="gr11" draw:text-style-name="P7" draw:layer="layout" svg:width="3.81cm" svg:height="2.453cm" svg:x="81.01cm" svg:y="4.175cm">
          <draw:text-box>
            <text:p>ANTENNA</text:p>
          </draw:text-box>
        </draw:frame>
        <draw:custom-shape draw:style-name="gr1" draw:text-style-name="P1" draw:layer="layout" svg:width="10.16cm" svg:height="10.16cm" svg:x="6.08cm" svg:y="21.32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4.763cm" svg:height="3.554cm" svg:x="8.937cm" svg:y="19.097cm">
          <draw:text-box>
            <text:p>STANDARD SIZE BLOCK</text:p>
          </draw:text-box>
        </draw:frame>
        <draw:frame draw:style-name="gr11" draw:text-style-name="P7" draw:layer="layout" svg:width="7.62cm" svg:height="2.453cm" svg:x="21.955cm" svg:y="19.098cm">
          <draw:text-box>
            <text:p>PHASE SHIFTER</text:p>
          </draw:text-box>
        </draw:frame>
        <draw:frame draw:style-name="gr11" draw:text-style-name="P7" draw:layer="layout" svg:width="4.763cm" svg:height="2.453cm" svg:x="8.937cm" svg:y="4.492cm">
          <draw:text-box>
            <text:p>OSCILLATOR</text:p>
          </draw:text-box>
        </draw:frame>
        <draw:frame draw:style-name="gr11" draw:text-style-name="P7" draw:layer="layout" svg:width="9.843cm" svg:height="2.453cm" svg:x="6.079cm" svg:y="49.664cm">
          <draw:text-box>
            <text:p>AWS-0101/0103</text:p>
          </draw:text-box>
        </draw:frame>
        <draw:g>
          <draw:custom-shape draw:style-name="gr12" draw:text-style-name="P8" draw:layer="layout" svg:width="10.139cm" svg:height="10.16cm" draw:transform="rotate (-1.57323978774769) translate (25.131cm 90.79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30.871cm" svg:y="92.33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90.77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102.204cm" svg:x2="40.688cm" svg:y2="89.504cm">
              <text:p/>
            </draw:line>
            <draw:custom-shape draw:style-name="gr3" draw:text-style-name="P1" draw:layer="layout" svg:width="1.905cm" svg:height="1.905cm" svg:x="35.926cm" svg:y="97.1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96.171cm" svg:x2="36.878cm" svg:y2="99.664cm">
              <text:p/>
            </draw:line>
            <draw:line draw:style-name="gr2" draw:text-style-name="P2" draw:layer="layout" svg:x1="12.113cm" svg:y1="102.204cm" svg:x2="24.813cm" svg:y2="89.504cm">
              <text:p/>
            </draw:line>
            <draw:custom-shape draw:style-name="gr15" draw:text-style-name="P1" draw:layer="layout" svg:width="2.222cm" svg:height="1.905cm" svg:x="30.846cm" svg:y="92.36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90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02.23cm" svg:x2="40.663cm" svg:y2="89.53cm">
              <text:p/>
            </draw:line>
            <draw:custom-shape draw:style-name="gr3" draw:text-style-name="P1" draw:layer="layout" svg:width="1.905cm" svg:height="1.905cm" svg:x="35.901cm" svg:y="9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96.197cm" svg:x2="36.853cm" svg:y2="99.69cm">
              <text:p/>
            </draw:line>
            <draw:line draw:style-name="gr2" draw:text-style-name="P2" draw:layer="layout" svg:x1="12.088cm" svg:y1="102.23cm" svg:x2="24.788cm" svg:y2="89.53cm">
              <text:p/>
            </draw:line>
            <draw:custom-shape draw:style-name="gr15" draw:text-style-name="P1" draw:layer="layout" svg:width="2.222cm" svg:height="1.905cm" svg:x="30.846cm" svg:y="92.36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90.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02.23cm" svg:x2="40.663cm" svg:y2="89.53cm">
              <text:p/>
            </draw:line>
            <draw:custom-shape draw:style-name="gr3" draw:text-style-name="P1" draw:layer="layout" svg:width="1.905cm" svg:height="1.905cm" svg:x="35.901cm" svg:y="97.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96.197cm" svg:x2="36.853cm" svg:y2="99.69cm">
              <text:p/>
            </draw:line>
            <draw:line draw:style-name="gr2" draw:text-style-name="P2" draw:layer="layout" svg:x1="12.088cm" svg:y1="102.23cm" svg:x2="24.788cm" svg:y2="89.53cm">
              <text:p/>
            </draw:line>
            <draw:custom-shape draw:style-name="gr15" draw:text-style-name="P1" draw:layer="layout" svg:width="2.222cm" svg:height="1.905cm" svg:x="30.821cm" svg:y="92.38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90.826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102.256cm" svg:x2="40.638cm" svg:y2="89.556cm">
              <text:p/>
            </draw:line>
            <draw:custom-shape draw:style-name="gr3" draw:text-style-name="P1" draw:layer="layout" svg:width="1.905cm" svg:height="1.905cm" svg:x="35.876cm" svg:y="97.1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96.223cm" svg:x2="36.828cm" svg:y2="99.716cm">
              <text:p/>
            </draw:line>
            <draw:line draw:style-name="gr2" draw:text-style-name="P2" draw:layer="layout" svg:x1="12.063cm" svg:y1="102.256cm" svg:x2="24.763cm" svg:y2="89.556cm">
              <text:p/>
            </draw:line>
          </draw:g>
          <draw:line draw:style-name="gr4" draw:text-style-name="P2" draw:layer="layout" svg:x1="11.796cm" svg:y1="96.172cm" svg:x2="14.971cm" svg:y2="96.172cm">
            <text:p/>
          </draw:line>
          <draw:line draw:style-name="gr4" draw:text-style-name="P2" draw:layer="layout" svg:x1="25.131cm" svg:y1="95.854cm" svg:x2="29.258cm" svg:y2="95.854cm">
            <text:p/>
          </draw:line>
          <draw:line draw:style-name="gr4" draw:text-style-name="P2" draw:layer="layout" svg:x1="39.418cm" svg:y1="95.854cm" svg:x2="62.277cm" svg:y2="95.932cm">
            <text:p/>
          </draw:line>
          <draw:frame draw:style-name="gr16" draw:text-style-name="P7" draw:layer="layout" svg:width="7.621cm" svg:height="1.587cm" svg:x="7.032cm" svg:y="94.954cm">
            <draw:text-box>
              <text:p>Rx Beam 2 - IN</text:p>
            </draw:text-box>
          </draw:frame>
          <draw:g>
            <draw:custom-shape draw:style-name="gr15" draw:text-style-name="P1" draw:layer="layout" svg:width="2.222cm" svg:height="1.905cm" svg:x="30.871cm" svg:y="60.929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59.368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70.798cm" svg:x2="40.688cm" svg:y2="58.098cm">
              <text:p/>
            </draw:line>
            <draw:custom-shape draw:style-name="gr3" draw:text-style-name="P1" draw:layer="layout" svg:width="1.905cm" svg:height="1.905cm" svg:x="35.926cm" svg:y="65.7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64.765cm" svg:x2="36.878cm" svg:y2="68.258cm">
              <text:p/>
            </draw:line>
            <draw:line draw:style-name="gr2" draw:text-style-name="P2" draw:layer="layout" svg:x1="12.113cm" svg:y1="70.798cm" svg:x2="24.813cm" svg:y2="58.098cm">
              <text:p/>
            </draw:line>
            <draw:custom-shape draw:style-name="gr15" draw:text-style-name="P1" draw:layer="layout" svg:width="2.222cm" svg:height="1.905cm" svg:x="30.846cm" svg:y="60.95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59.39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70.824cm" svg:x2="40.663cm" svg:y2="58.124cm">
              <text:p/>
            </draw:line>
            <draw:custom-shape draw:style-name="gr3" draw:text-style-name="P1" draw:layer="layout" svg:width="1.905cm" svg:height="1.905cm" svg:x="35.901cm" svg:y="65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64.791cm" svg:x2="36.853cm" svg:y2="68.284cm">
              <text:p/>
            </draw:line>
            <draw:line draw:style-name="gr2" draw:text-style-name="P2" draw:layer="layout" svg:x1="12.088cm" svg:y1="70.824cm" svg:x2="24.788cm" svg:y2="58.124cm">
              <text:p/>
            </draw:line>
            <draw:custom-shape draw:style-name="gr15" draw:text-style-name="P1" draw:layer="layout" svg:width="2.222cm" svg:height="1.905cm" svg:x="30.846cm" svg:y="60.95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59.394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70.824cm" svg:x2="40.663cm" svg:y2="58.124cm">
              <text:p/>
            </draw:line>
            <draw:custom-shape draw:style-name="gr3" draw:text-style-name="P1" draw:layer="layout" svg:width="1.905cm" svg:height="1.905cm" svg:x="35.901cm" svg:y="65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64.791cm" svg:x2="36.853cm" svg:y2="68.284cm">
              <text:p/>
            </draw:line>
            <draw:line draw:style-name="gr2" draw:text-style-name="P2" draw:layer="layout" svg:x1="12.088cm" svg:y1="70.824cm" svg:x2="24.788cm" svg:y2="58.124cm">
              <text:p/>
            </draw:line>
            <draw:custom-shape draw:style-name="gr15" draw:text-style-name="P1" draw:layer="layout" svg:width="2.222cm" svg:height="1.905cm" svg:x="30.821cm" svg:y="60.981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59.4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70.85cm" svg:x2="40.638cm" svg:y2="58.15cm">
              <text:p/>
            </draw:line>
            <draw:custom-shape draw:style-name="gr3" draw:text-style-name="P1" draw:layer="layout" svg:width="1.905cm" svg:height="1.905cm" svg:x="35.876cm" svg:y="65.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64.817cm" svg:x2="36.828cm" svg:y2="68.31cm">
              <text:p/>
            </draw:line>
            <draw:line draw:style-name="gr2" draw:text-style-name="P2" draw:layer="layout" svg:x1="12.063cm" svg:y1="70.85cm" svg:x2="24.763cm" svg:y2="58.15cm">
              <text:p/>
            </draw:line>
            <draw:custom-shape draw:style-name="gr15" draw:text-style-name="P1" draw:layer="layout" svg:width="2.222cm" svg:height="1.905cm" svg:x="21.637cm" svg:y="25.447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12" draw:text-style-name="P8" draw:layer="layout" svg:width="10.139cm" svg:height="10.16cm" draw:transform="rotate (-1.57323978774769) translate (25.156cm 59.44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2" draw:layer="layout" svg:x1="11.796cm" svg:y1="64.818cm" svg:x2="14.971cm" svg:y2="64.818cm">
            <text:p/>
          </draw:line>
          <draw:line draw:style-name="gr4" draw:text-style-name="P2" draw:layer="layout" svg:x1="25.131cm" svg:y1="64.5cm" svg:x2="29.258cm" svg:y2="64.5cm">
            <text:p/>
          </draw:line>
          <draw:line draw:style-name="gr4" draw:text-style-name="P2" draw:layer="layout" svg:x1="39.418cm" svg:y1="64.5cm" svg:x2="42.593cm" svg:y2="64.5cm">
            <text:p/>
          </draw:line>
          <draw:g>
            <draw:g>
              <draw:custom-shape draw:style-name="gr15" draw:text-style-name="P1" draw:layer="layout" svg:width="2.222cm" svg:height="1.905cm" svg:x="21.296cm" svg:y="75.586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71cm" svg:y="74.025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01cm" svg:y1="85.455cm" svg:x2="13.701cm" svg:y2="72.755cm">
                <text:p/>
              </draw:line>
              <draw:custom-shape draw:style-name="gr3" draw:text-style-name="P1" draw:layer="layout" svg:width="1.905cm" svg:height="1.905cm" svg:x="16.545cm" svg:y="80.375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11cm" svg:y1="79.422cm" svg:x2="17.511cm" svg:y2="82.915cm">
                <text:p/>
              </draw:line>
              <draw:line draw:style-name="gr2" draw:text-style-name="P2" draw:layer="layout" svg:x1="42.276cm" svg:y1="85.455cm" svg:x2="29.576cm" svg:y2="72.755cm">
                <text:p/>
              </draw:line>
              <draw:custom-shape draw:style-name="gr15" draw:text-style-name="P1" draw:layer="layout" svg:width="2.222cm" svg:height="1.905cm" svg:x="21.321cm" svg:y="75.612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74.051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85.481cm" svg:x2="13.726cm" svg:y2="72.781cm">
                <text:p/>
              </draw:line>
              <draw:custom-shape draw:style-name="gr3" draw:text-style-name="P1" draw:layer="layout" svg:width="1.905cm" svg:height="1.905cm" svg:x="16.57cm" svg:y="80.401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79.448cm" svg:x2="17.536cm" svg:y2="82.941cm">
                <text:p/>
              </draw:line>
              <draw:line draw:style-name="gr2" draw:text-style-name="P2" draw:layer="layout" svg:x1="42.301cm" svg:y1="85.481cm" svg:x2="29.601cm" svg:y2="72.781cm">
                <text:p/>
              </draw:line>
              <draw:custom-shape draw:style-name="gr15" draw:text-style-name="P1" draw:layer="layout" svg:width="2.222cm" svg:height="1.905cm" svg:x="21.321cm" svg:y="75.612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74.051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85.481cm" svg:x2="13.726cm" svg:y2="72.781cm">
                <text:p/>
              </draw:line>
              <draw:custom-shape draw:style-name="gr3" draw:text-style-name="P1" draw:layer="layout" svg:width="1.905cm" svg:height="1.905cm" svg:x="16.57cm" svg:y="80.401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79.448cm" svg:x2="17.536cm" svg:y2="82.941cm">
                <text:p/>
              </draw:line>
              <draw:line draw:style-name="gr2" draw:text-style-name="P2" draw:layer="layout" svg:x1="42.301cm" svg:y1="85.481cm" svg:x2="29.601cm" svg:y2="72.781cm">
                <text:p/>
              </draw:line>
              <draw:custom-shape draw:style-name="gr15" draw:text-style-name="P1" draw:layer="layout" svg:width="2.222cm" svg:height="1.905cm" svg:x="21.346cm" svg:y="75.638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5.021cm" svg:y="74.077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51cm" svg:y1="85.507cm" svg:x2="13.751cm" svg:y2="72.807cm">
                <text:p/>
              </draw:line>
              <draw:custom-shape draw:style-name="gr3" draw:text-style-name="P1" draw:layer="layout" svg:width="1.905cm" svg:height="1.905cm" svg:x="16.595cm" svg:y="80.427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61cm" svg:y1="79.474cm" svg:x2="17.561cm" svg:y2="82.967cm">
                <text:p/>
              </draw:line>
              <draw:line draw:style-name="gr2" draw:text-style-name="P2" draw:layer="layout" svg:x1="42.326cm" svg:y1="85.507cm" svg:x2="29.626cm" svg:y2="72.807cm">
                <text:p/>
              </draw:line>
            </draw:g>
            <draw:custom-shape draw:style-name="gr12" draw:text-style-name="P8" draw:layer="layout" svg:width="10.139cm" svg:height="10.16cm" draw:transform="rotate (-1.57323978774769) translate (39.405cm 74.10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79.157cm" svg:x2="14.971cm" svg:y2="79.157cm">
            <text:p/>
          </draw:line>
          <draw:line draw:style-name="gr4" draw:text-style-name="P2" draw:layer="layout" svg:x1="25.132cm" svg:y1="79.157cm" svg:x2="29.259cm" svg:y2="79.157cm">
            <text:p/>
          </draw:line>
          <draw:line draw:style-name="gr4" draw:text-style-name="P2" draw:layer="layout" svg:x1="39.419cm" svg:y1="79.157cm" svg:x2="42.592cm" svg:y2="79.105cm">
            <text:p/>
          </draw:line>
          <draw:custom-shape draw:style-name="gr17" draw:text-style-name="P1" draw:layer="layout" svg:width="33.973cm" svg:height="29.527cm" svg:x="10.843cm" svg:y="56.88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7.463cm" svg:height="2.453cm" svg:x="10.843cm" svg:y="55.61cm">
            <draw:text-box>
              <text:p text:style-name="P9">Common Leg Gain/Phase Control</text:p>
            </draw:text-box>
          </draw:frame>
          <draw:custom-shape draw:style-name="gr12" draw:text-style-name="P8" draw:layer="layout" svg:width="10.139cm" svg:height="10.16cm" draw:transform="rotate (-1.57323978774769) translate (25.131cm 156.3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30.871cm" svg:y="157.85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58cm" svg:y="156.289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88cm" svg:y1="167.719cm" svg:x2="40.688cm" svg:y2="155.019cm">
              <text:p/>
            </draw:line>
            <draw:custom-shape draw:style-name="gr3" draw:text-style-name="P1" draw:layer="layout" svg:width="1.905cm" svg:height="1.905cm" svg:x="35.926cm" svg:y="162.6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78cm" svg:y1="161.686cm" svg:x2="36.878cm" svg:y2="165.179cm">
              <text:p/>
            </draw:line>
            <draw:line draw:style-name="gr2" draw:text-style-name="P2" draw:layer="layout" svg:x1="12.113cm" svg:y1="167.719cm" svg:x2="24.813cm" svg:y2="155.019cm">
              <text:p/>
            </draw:line>
            <draw:custom-shape draw:style-name="gr15" draw:text-style-name="P1" draw:layer="layout" svg:width="2.222cm" svg:height="1.905cm" svg:x="30.846cm" svg:y="157.87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156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67.745cm" svg:x2="40.663cm" svg:y2="155.045cm">
              <text:p/>
            </draw:line>
            <draw:custom-shape draw:style-name="gr3" draw:text-style-name="P1" draw:layer="layout" svg:width="1.905cm" svg:height="1.905cm" svg:x="35.901cm" svg:y="162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161.712cm" svg:x2="36.853cm" svg:y2="165.205cm">
              <text:p/>
            </draw:line>
            <draw:line draw:style-name="gr2" draw:text-style-name="P2" draw:layer="layout" svg:x1="12.088cm" svg:y1="167.745cm" svg:x2="24.788cm" svg:y2="155.045cm">
              <text:p/>
            </draw:line>
            <draw:custom-shape draw:style-name="gr15" draw:text-style-name="P1" draw:layer="layout" svg:width="2.222cm" svg:height="1.905cm" svg:x="30.846cm" svg:y="157.876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33cm" svg:y="156.31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63cm" svg:y1="167.745cm" svg:x2="40.663cm" svg:y2="155.045cm">
              <text:p/>
            </draw:line>
            <draw:custom-shape draw:style-name="gr3" draw:text-style-name="P1" draw:layer="layout" svg:width="1.905cm" svg:height="1.905cm" svg:x="35.901cm" svg:y="162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53cm" svg:y1="161.712cm" svg:x2="36.853cm" svg:y2="165.205cm">
              <text:p/>
            </draw:line>
            <draw:line draw:style-name="gr2" draw:text-style-name="P2" draw:layer="layout" svg:x1="12.088cm" svg:y1="167.745cm" svg:x2="24.788cm" svg:y2="155.045cm">
              <text:p/>
            </draw:line>
            <draw:custom-shape draw:style-name="gr15" draw:text-style-name="P1" draw:layer="layout" svg:width="2.222cm" svg:height="1.905cm" svg:x="30.821cm" svg:y="157.902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29.208cm" svg:y="156.341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27.938cm" svg:y1="167.771cm" svg:x2="40.638cm" svg:y2="155.071cm">
              <text:p/>
            </draw:line>
            <draw:custom-shape draw:style-name="gr3" draw:text-style-name="P1" draw:layer="layout" svg:width="1.905cm" svg:height="1.905cm" svg:x="35.876cm" svg:y="162.69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36.828cm" svg:y1="161.738cm" svg:x2="36.828cm" svg:y2="165.231cm">
              <text:p/>
            </draw:line>
            <draw:line draw:style-name="gr2" draw:text-style-name="P2" draw:layer="layout" svg:x1="12.063cm" svg:y1="167.771cm" svg:x2="24.763cm" svg:y2="155.071cm">
              <text:p/>
            </draw:line>
          </draw:g>
          <draw:line draw:style-name="gr4" draw:text-style-name="P2" draw:layer="layout" svg:x1="11.796cm" svg:y1="161.687cm" svg:x2="14.971cm" svg:y2="161.687cm">
            <text:p/>
          </draw:line>
          <draw:line draw:style-name="gr4" draw:text-style-name="P2" draw:layer="layout" svg:x1="25.131cm" svg:y1="161.369cm" svg:x2="29.258cm" svg:y2="161.369cm">
            <text:p/>
          </draw:line>
          <draw:line draw:style-name="gr4" draw:text-style-name="P2" draw:layer="layout" svg:x1="39.418cm" svg:y1="161.369cm" svg:x2="62.277cm" svg:y2="161.337cm">
            <text:p/>
          </draw:line>
          <draw:frame draw:style-name="gr16" draw:text-style-name="P7" draw:layer="layout" svg:width="7.621cm" svg:height="1.587cm" svg:x="7.032cm" svg:y="160.469cm">
            <draw:text-box>
              <text:p>Rx Beam 2 - IN</text:p>
            </draw:text-box>
          </draw:frame>
          <draw:g>
            <draw:g>
              <draw:custom-shape draw:style-name="gr15" draw:text-style-name="P1" draw:layer="layout" svg:width="2.222cm" svg:height="1.905cm" svg:x="30.871cm" svg:y="126.444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58cm" svg:y="124.883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88cm" svg:y1="136.313cm" svg:x2="40.688cm" svg:y2="123.613cm">
                <text:p/>
              </draw:line>
              <draw:custom-shape draw:style-name="gr3" draw:text-style-name="P1" draw:layer="layout" svg:width="1.905cm" svg:height="1.905cm" svg:x="35.926cm" svg:y="131.23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78cm" svg:y1="130.28cm" svg:x2="36.878cm" svg:y2="133.773cm">
                <text:p/>
              </draw:line>
              <draw:line draw:style-name="gr2" draw:text-style-name="P2" draw:layer="layout" svg:x1="12.113cm" svg:y1="136.313cm" svg:x2="24.813cm" svg:y2="123.613cm">
                <text:p/>
              </draw:line>
              <draw:custom-shape draw:style-name="gr15" draw:text-style-name="P1" draw:layer="layout" svg:width="2.222cm" svg:height="1.905cm" svg:x="30.846cm" svg:y="126.47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33cm" svg:y="124.909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63cm" svg:y1="136.339cm" svg:x2="40.663cm" svg:y2="123.639cm">
                <text:p/>
              </draw:line>
              <draw:custom-shape draw:style-name="gr3" draw:text-style-name="P1" draw:layer="layout" svg:width="1.905cm" svg:height="1.905cm" svg:x="35.901cm" svg:y="131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53cm" svg:y1="130.306cm" svg:x2="36.853cm" svg:y2="133.799cm">
                <text:p/>
              </draw:line>
              <draw:line draw:style-name="gr2" draw:text-style-name="P2" draw:layer="layout" svg:x1="12.088cm" svg:y1="136.339cm" svg:x2="24.788cm" svg:y2="123.639cm">
                <text:p/>
              </draw:line>
              <draw:custom-shape draw:style-name="gr15" draw:text-style-name="P1" draw:layer="layout" svg:width="2.222cm" svg:height="1.905cm" svg:x="30.846cm" svg:y="126.47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33cm" svg:y="124.909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63cm" svg:y1="136.339cm" svg:x2="40.663cm" svg:y2="123.639cm">
                <text:p/>
              </draw:line>
              <draw:custom-shape draw:style-name="gr3" draw:text-style-name="P1" draw:layer="layout" svg:width="1.905cm" svg:height="1.905cm" svg:x="35.901cm" svg:y="131.25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53cm" svg:y1="130.306cm" svg:x2="36.853cm" svg:y2="133.799cm">
                <text:p/>
              </draw:line>
              <draw:line draw:style-name="gr2" draw:text-style-name="P2" draw:layer="layout" svg:x1="12.088cm" svg:y1="136.339cm" svg:x2="24.788cm" svg:y2="123.639cm">
                <text:p/>
              </draw:line>
              <draw:custom-shape draw:style-name="gr15" draw:text-style-name="P1" draw:layer="layout" svg:width="2.222cm" svg:height="1.905cm" svg:x="30.821cm" svg:y="126.496cm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29.208cm" svg:y="124.935cm">
                <text:p/>
                <draw:enhanced-geometry svg:viewBox="0 0 21600 21600" draw:type="rectangle" draw:enhanced-path="M 0 0 L 21600 0 21600 21600 0 21600 0 0 Z N"/>
              </draw:custom-shape>
              <draw:line draw:style-name="gr2" draw:text-style-name="P2" draw:layer="layout" svg:x1="27.938cm" svg:y1="136.365cm" svg:x2="40.638cm" svg:y2="123.665cm">
                <text:p/>
              </draw:line>
              <draw:custom-shape draw:style-name="gr3" draw:text-style-name="P1" draw:layer="layout" svg:width="1.905cm" svg:height="1.905cm" svg:x="35.876cm" svg:y="131.28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36.828cm" svg:y1="130.332cm" svg:x2="36.828cm" svg:y2="133.825cm">
                <text:p/>
              </draw:line>
              <draw:line draw:style-name="gr2" draw:text-style-name="P2" draw:layer="layout" svg:x1="12.063cm" svg:y1="136.365cm" svg:x2="24.763cm" svg:y2="123.665cm">
                <text:p/>
              </draw:line>
            </draw:g>
            <draw:custom-shape draw:style-name="gr12" draw:text-style-name="P8" draw:layer="layout" svg:width="10.139cm" svg:height="10.16cm" draw:transform="rotate (-1.57323978774769) translate (25.156cm 124.96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130.333cm" svg:x2="14.971cm" svg:y2="130.333cm">
            <text:p/>
          </draw:line>
          <draw:line draw:style-name="gr4" draw:text-style-name="P2" draw:layer="layout" svg:x1="25.131cm" svg:y1="130.015cm" svg:x2="29.258cm" svg:y2="130.015cm">
            <text:p/>
          </draw:line>
          <draw:g>
            <draw:g>
              <draw:custom-shape draw:style-name="gr15" draw:text-style-name="P1" draw:layer="layout" svg:width="2.222cm" svg:height="1.905cm" svg:x="21.296cm" svg:y="141.101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71cm" svg:y="139.54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01cm" svg:y1="150.97cm" svg:x2="13.701cm" svg:y2="138.27cm">
                <text:p/>
              </draw:line>
              <draw:custom-shape draw:style-name="gr3" draw:text-style-name="P1" draw:layer="layout" svg:width="1.905cm" svg:height="1.905cm" svg:x="16.545cm" svg:y="145.8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11cm" svg:y1="144.937cm" svg:x2="17.511cm" svg:y2="148.43cm">
                <text:p/>
              </draw:line>
              <draw:line draw:style-name="gr2" draw:text-style-name="P2" draw:layer="layout" svg:x1="42.276cm" svg:y1="150.97cm" svg:x2="29.576cm" svg:y2="138.27cm">
                <text:p/>
              </draw:line>
              <draw:custom-shape draw:style-name="gr15" draw:text-style-name="P1" draw:layer="layout" svg:width="2.222cm" svg:height="1.905cm" svg:x="21.321cm" svg:y="141.12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139.566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150.996cm" svg:x2="13.726cm" svg:y2="138.296cm">
                <text:p/>
              </draw:line>
              <draw:custom-shape draw:style-name="gr3" draw:text-style-name="P1" draw:layer="layout" svg:width="1.905cm" svg:height="1.905cm" svg:x="16.57cm" svg:y="145.91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144.963cm" svg:x2="17.536cm" svg:y2="148.456cm">
                <text:p/>
              </draw:line>
              <draw:line draw:style-name="gr2" draw:text-style-name="P2" draw:layer="layout" svg:x1="42.301cm" svg:y1="150.996cm" svg:x2="29.601cm" svg:y2="138.296cm">
                <text:p/>
              </draw:line>
              <draw:custom-shape draw:style-name="gr15" draw:text-style-name="P1" draw:layer="layout" svg:width="2.222cm" svg:height="1.905cm" svg:x="21.321cm" svg:y="141.12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4.996cm" svg:y="139.566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26cm" svg:y1="150.996cm" svg:x2="13.726cm" svg:y2="138.296cm">
                <text:p/>
              </draw:line>
              <draw:custom-shape draw:style-name="gr3" draw:text-style-name="P1" draw:layer="layout" svg:width="1.905cm" svg:height="1.905cm" svg:x="16.57cm" svg:y="145.916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36cm" svg:y1="144.963cm" svg:x2="17.536cm" svg:y2="148.456cm">
                <text:p/>
              </draw:line>
              <draw:line draw:style-name="gr2" draw:text-style-name="P2" draw:layer="layout" svg:x1="42.301cm" svg:y1="150.996cm" svg:x2="29.601cm" svg:y2="138.296cm">
                <text:p/>
              </draw:line>
              <draw:custom-shape draw:style-name="gr15" draw:text-style-name="P1" draw:layer="layout" svg:width="2.222cm" svg:height="1.905cm" svg:x="21.346cm" svg:y="141.153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15.021cm" svg:y="139.592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26.451cm" svg:y1="151.022cm" svg:x2="13.751cm" svg:y2="138.322cm">
                <text:p/>
              </draw:line>
              <draw:custom-shape draw:style-name="gr3" draw:text-style-name="P1" draw:layer="layout" svg:width="1.905cm" svg:height="1.905cm" svg:x="16.595cm" svg:y="145.942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7.561cm" svg:y1="144.989cm" svg:x2="17.561cm" svg:y2="148.482cm">
                <text:p/>
              </draw:line>
              <draw:line draw:style-name="gr2" draw:text-style-name="P2" draw:layer="layout" svg:x1="42.326cm" svg:y1="151.022cm" svg:x2="29.626cm" svg:y2="138.322cm">
                <text:p/>
              </draw:line>
            </draw:g>
            <draw:custom-shape draw:style-name="gr12" draw:text-style-name="P8" draw:layer="layout" svg:width="10.139cm" svg:height="10.16cm" draw:transform="rotate (-1.57323978774769) translate (39.405cm 139.61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1.796cm" svg:y1="144.672cm" svg:x2="14.971cm" svg:y2="144.672cm">
            <text:p/>
          </draw:line>
          <draw:line draw:style-name="gr4" draw:text-style-name="P2" draw:layer="layout" svg:x1="25.132cm" svg:y1="144.672cm" svg:x2="29.259cm" svg:y2="144.672cm">
            <text:p/>
          </draw:line>
          <draw:custom-shape draw:style-name="gr17" draw:text-style-name="P1" draw:layer="layout" svg:width="33.973cm" svg:height="29.527cm" svg:x="10.843cm" svg:y="122.395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0" draw:layer="layout" svg:width="17.463cm" svg:height="2.453cm" svg:x="10.843cm" svg:y="121.125cm">
            <draw:text-box>
              <text:p text:style-name="P9">Common Leg Gain/Phase Control</text:p>
            </draw:text-box>
          </draw:frame>
          <draw:custom-shape draw:style-name="gr12" draw:text-style-name="P8" draw:layer="layout" svg:width="10.139cm" svg:height="10.16cm" draw:transform="rotate (-1.57323978774769) translate (104.515cm 90.795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86.381cm" svg:y="92.335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56cm" svg:y="90.774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486cm" svg:y1="102.204cm" svg:x2="78.786cm" svg:y2="89.504cm">
              <text:p/>
            </draw:line>
            <draw:custom-shape draw:style-name="gr3" draw:text-style-name="P1" draw:layer="layout" svg:width="1.905cm" svg:height="1.905cm" svg:x="81.63cm" svg:y="97.124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596cm" svg:y1="96.171cm" svg:x2="82.596cm" svg:y2="99.664cm">
              <text:p/>
            </draw:line>
            <draw:line draw:style-name="gr2" draw:text-style-name="P2" draw:layer="layout" svg:x1="107.361cm" svg:y1="102.204cm" svg:x2="94.661cm" svg:y2="89.504cm">
              <text:p/>
            </draw:line>
            <draw:custom-shape draw:style-name="gr15" draw:text-style-name="P1" draw:layer="layout" svg:width="2.222cm" svg:height="1.905cm" svg:x="86.406cm" svg:y="92.361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90.8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02.23cm" svg:x2="78.811cm" svg:y2="89.53cm">
              <text:p/>
            </draw:line>
            <draw:custom-shape draw:style-name="gr3" draw:text-style-name="P1" draw:layer="layout" svg:width="1.905cm" svg:height="1.905cm" svg:x="81.655cm" svg:y="97.1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96.197cm" svg:x2="82.621cm" svg:y2="99.69cm">
              <text:p/>
            </draw:line>
            <draw:line draw:style-name="gr2" draw:text-style-name="P2" draw:layer="layout" svg:x1="107.386cm" svg:y1="102.23cm" svg:x2="94.686cm" svg:y2="89.53cm">
              <text:p/>
            </draw:line>
            <draw:custom-shape draw:style-name="gr15" draw:text-style-name="P1" draw:layer="layout" svg:width="2.222cm" svg:height="1.905cm" svg:x="86.406cm" svg:y="92.361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90.8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02.23cm" svg:x2="78.811cm" svg:y2="89.53cm">
              <text:p/>
            </draw:line>
            <draw:custom-shape draw:style-name="gr3" draw:text-style-name="P1" draw:layer="layout" svg:width="1.905cm" svg:height="1.905cm" svg:x="81.655cm" svg:y="97.1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96.197cm" svg:x2="82.621cm" svg:y2="99.69cm">
              <text:p/>
            </draw:line>
            <draw:line draw:style-name="gr2" draw:text-style-name="P2" draw:layer="layout" svg:x1="107.386cm" svg:y1="102.23cm" svg:x2="94.686cm" svg:y2="89.53cm">
              <text:p/>
            </draw:line>
            <draw:custom-shape draw:style-name="gr15" draw:text-style-name="P1" draw:layer="layout" svg:width="2.222cm" svg:height="1.905cm" svg:x="86.431cm" svg:y="92.387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106cm" svg:y="90.826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36cm" svg:y1="102.256cm" svg:x2="78.836cm" svg:y2="89.556cm">
              <text:p/>
            </draw:line>
            <draw:custom-shape draw:style-name="gr3" draw:text-style-name="P1" draw:layer="layout" svg:width="1.905cm" svg:height="1.905cm" svg:x="81.68cm" svg:y="97.176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46cm" svg:y1="96.223cm" svg:x2="82.646cm" svg:y2="99.716cm">
              <text:p/>
            </draw:line>
            <draw:line draw:style-name="gr2" draw:text-style-name="P2" draw:layer="layout" svg:x1="107.411cm" svg:y1="102.256cm" svg:x2="94.711cm" svg:y2="89.556cm">
              <text:p/>
            </draw:line>
          </draw:g>
          <draw:line draw:style-name="gr4" draw:text-style-name="P2" draw:layer="layout" svg:x1="107.678cm" svg:y1="96.172cm" svg:x2="104.503cm" svg:y2="96.172cm">
            <text:p/>
          </draw:line>
          <draw:line draw:style-name="gr4" draw:text-style-name="P2" draw:layer="layout" svg:x1="94.343cm" svg:y1="95.854cm" svg:x2="90.216cm" svg:y2="95.854cm">
            <text:p/>
          </draw:line>
          <draw:line draw:style-name="gr4" draw:text-style-name="P2" draw:layer="layout" svg:x1="80.056cm" svg:y1="95.854cm" svg:x2="66.087cm" svg:y2="95.932cm">
            <text:p/>
          </draw:line>
          <draw:g>
            <draw:g>
              <draw:g>
                <draw:custom-shape draw:style-name="gr15" draw:text-style-name="P1" draw:layer="layout" svg:width="2.222cm" svg:height="1.905cm" svg:x="86.381cm" svg:y="60.929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56cm" svg:y="59.368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486cm" svg:y1="70.798cm" svg:x2="78.786cm" svg:y2="58.098cm">
                  <text:p/>
                </draw:line>
                <draw:custom-shape draw:style-name="gr3" draw:text-style-name="P1" draw:layer="layout" svg:width="1.905cm" svg:height="1.905cm" svg:x="81.63cm" svg:y="65.718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596cm" svg:y1="64.765cm" svg:x2="82.596cm" svg:y2="68.258cm">
                  <text:p/>
                </draw:line>
                <draw:line draw:style-name="gr2" draw:text-style-name="P2" draw:layer="layout" svg:x1="107.361cm" svg:y1="70.798cm" svg:x2="94.661cm" svg:y2="58.098cm">
                  <text:p/>
                </draw:line>
                <draw:custom-shape draw:style-name="gr15" draw:text-style-name="P1" draw:layer="layout" svg:width="2.222cm" svg:height="1.905cm" svg:x="86.406cm" svg:y="60.955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81cm" svg:y="59.39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11cm" svg:y1="70.824cm" svg:x2="78.811cm" svg:y2="58.124cm">
                  <text:p/>
                </draw:line>
                <draw:custom-shape draw:style-name="gr3" draw:text-style-name="P1" draw:layer="layout" svg:width="1.905cm" svg:height="1.905cm" svg:x="81.655cm" svg:y="65.744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21cm" svg:y1="64.791cm" svg:x2="82.621cm" svg:y2="68.284cm">
                  <text:p/>
                </draw:line>
                <draw:line draw:style-name="gr2" draw:text-style-name="P2" draw:layer="layout" svg:x1="107.386cm" svg:y1="70.824cm" svg:x2="94.686cm" svg:y2="58.124cm">
                  <text:p/>
                </draw:line>
                <draw:custom-shape draw:style-name="gr15" draw:text-style-name="P1" draw:layer="layout" svg:width="2.222cm" svg:height="1.905cm" svg:x="86.406cm" svg:y="60.955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081cm" svg:y="59.394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11cm" svg:y1="70.824cm" svg:x2="78.811cm" svg:y2="58.124cm">
                  <text:p/>
                </draw:line>
                <draw:custom-shape draw:style-name="gr3" draw:text-style-name="P1" draw:layer="layout" svg:width="1.905cm" svg:height="1.905cm" svg:x="81.655cm" svg:y="65.744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21cm" svg:y1="64.791cm" svg:x2="82.621cm" svg:y2="68.284cm">
                  <text:p/>
                </draw:line>
                <draw:line draw:style-name="gr2" draw:text-style-name="P2" draw:layer="layout" svg:x1="107.386cm" svg:y1="70.824cm" svg:x2="94.686cm" svg:y2="58.124cm">
                  <text:p/>
                </draw:line>
                <draw:custom-shape draw:style-name="gr15" draw:text-style-name="P1" draw:layer="layout" svg:width="2.222cm" svg:height="1.905cm" svg:x="86.431cm" svg:y="60.981cm">
                  <text:p/>
  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custom-shape draw:style-name="gr1" draw:text-style-name="P1" draw:layer="layout" svg:width="10.16cm" svg:height="10.16cm" svg:x="80.106cm" svg:y="59.42cm">
                  <text:p/>
                  <draw:enhanced-geometry svg:viewBox="0 0 21600 21600" draw:mirror-horizontal="true" draw:mirror-vertical="false" draw:type="rectangle" draw:enhanced-path="M 0 0 L 21600 0 21600 21600 0 21600 0 0 Z N"/>
                </draw:custom-shape>
                <draw:line draw:style-name="gr2" draw:text-style-name="P2" draw:layer="layout" svg:x1="91.536cm" svg:y1="70.85cm" svg:x2="78.836cm" svg:y2="58.15cm">
                  <text:p/>
                </draw:line>
                <draw:custom-shape draw:style-name="gr3" draw:text-style-name="P1" draw:layer="layout" svg:width="1.905cm" svg:height="1.905cm" svg:x="81.68cm" svg:y="65.77cm">
                  <text:p/>
  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4" draw:text-style-name="P2" draw:layer="layout" svg:x1="82.646cm" svg:y1="64.817cm" svg:x2="82.646cm" svg:y2="68.31cm">
                  <text:p/>
                </draw:line>
                <draw:line draw:style-name="gr2" draw:text-style-name="P2" draw:layer="layout" svg:x1="107.411cm" svg:y1="70.85cm" svg:x2="94.711cm" svg:y2="58.15cm">
                  <text:p/>
                </draw:line>
              </draw:g>
              <draw:custom-shape draw:style-name="gr12" draw:text-style-name="P8" draw:layer="layout" svg:width="10.139cm" svg:height="10.16cm" draw:transform="rotate (-1.57323978774769) translate (104.49cm 59.445cm)">
                <text:p/>
  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4" draw:text-style-name="P2" draw:layer="layout" svg:x1="107.678cm" svg:y1="64.818cm" svg:x2="104.503cm" svg:y2="64.818cm">
              <text:p/>
            </draw:line>
            <draw:line draw:style-name="gr4" draw:text-style-name="P2" draw:layer="layout" svg:x1="94.343cm" svg:y1="64.5cm" svg:x2="90.216cm" svg:y2="64.5cm">
              <text:p/>
            </draw:line>
            <draw:line draw:style-name="gr4" draw:text-style-name="P2" draw:layer="layout" svg:x1="80.056cm" svg:y1="64.5cm" svg:x2="76.881cm" svg:y2="64.5cm">
              <text:p/>
            </draw:line>
          </draw:g>
          <draw:g>
            <draw:g>
              <draw:custom-shape draw:style-name="gr15" draw:text-style-name="P1" draw:layer="layout" svg:width="2.222cm" svg:height="1.905cm" svg:x="95.956cm" svg:y="75.586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43cm" svg:y="74.02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73cm" svg:y1="85.455cm" svg:x2="105.773cm" svg:y2="72.755cm">
                <text:p/>
              </draw:line>
              <draw:custom-shape draw:style-name="gr3" draw:text-style-name="P1" draw:layer="layout" svg:width="1.905cm" svg:height="1.905cm" svg:x="101.011cm" svg:y="80.37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63cm" svg:y1="79.422cm" svg:x2="101.963cm" svg:y2="82.915cm">
                <text:p/>
              </draw:line>
              <draw:line draw:style-name="gr2" draw:text-style-name="P2" draw:layer="layout" svg:x1="77.198cm" svg:y1="85.455cm" svg:x2="89.898cm" svg:y2="72.755cm">
                <text:p/>
              </draw:line>
              <draw:custom-shape draw:style-name="gr15" draw:text-style-name="P1" draw:layer="layout" svg:width="2.222cm" svg:height="1.905cm" svg:x="95.931cm" svg:y="75.61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74.0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85.481cm" svg:x2="105.748cm" svg:y2="72.781cm">
                <text:p/>
              </draw:line>
              <draw:custom-shape draw:style-name="gr3" draw:text-style-name="P1" draw:layer="layout" svg:width="1.905cm" svg:height="1.905cm" svg:x="100.986cm" svg:y="80.4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79.448cm" svg:x2="101.938cm" svg:y2="82.941cm">
                <text:p/>
              </draw:line>
              <draw:line draw:style-name="gr2" draw:text-style-name="P2" draw:layer="layout" svg:x1="77.173cm" svg:y1="85.481cm" svg:x2="89.873cm" svg:y2="72.781cm">
                <text:p/>
              </draw:line>
              <draw:custom-shape draw:style-name="gr15" draw:text-style-name="P1" draw:layer="layout" svg:width="2.222cm" svg:height="1.905cm" svg:x="95.931cm" svg:y="75.612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74.05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85.481cm" svg:x2="105.748cm" svg:y2="72.781cm">
                <text:p/>
              </draw:line>
              <draw:custom-shape draw:style-name="gr3" draw:text-style-name="P1" draw:layer="layout" svg:width="1.905cm" svg:height="1.905cm" svg:x="100.986cm" svg:y="80.40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79.448cm" svg:x2="101.938cm" svg:y2="82.941cm">
                <text:p/>
              </draw:line>
              <draw:line draw:style-name="gr2" draw:text-style-name="P2" draw:layer="layout" svg:x1="77.173cm" svg:y1="85.481cm" svg:x2="89.873cm" svg:y2="72.781cm">
                <text:p/>
              </draw:line>
              <draw:custom-shape draw:style-name="gr15" draw:text-style-name="P1" draw:layer="layout" svg:width="2.222cm" svg:height="1.905cm" svg:x="95.906cm" svg:y="75.638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293cm" svg:y="74.07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23cm" svg:y1="85.507cm" svg:x2="105.723cm" svg:y2="72.807cm">
                <text:p/>
              </draw:line>
              <draw:custom-shape draw:style-name="gr3" draw:text-style-name="P1" draw:layer="layout" svg:width="1.905cm" svg:height="1.905cm" svg:x="100.961cm" svg:y="80.42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13cm" svg:y1="79.474cm" svg:x2="101.913cm" svg:y2="82.967cm">
                <text:p/>
              </draw:line>
              <draw:line draw:style-name="gr2" draw:text-style-name="P2" draw:layer="layout" svg:x1="77.148cm" svg:y1="85.507cm" svg:x2="89.848cm" svg:y2="72.807cm">
                <text:p/>
              </draw:line>
            </draw:g>
            <draw:custom-shape draw:style-name="gr12" draw:text-style-name="P8" draw:layer="layout" svg:width="10.139cm" svg:height="10.16cm" draw:transform="rotate (-1.57323978774769) translate (90.241cm 74.10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79.157cm" svg:x2="104.503cm" svg:y2="79.157cm">
            <text:p/>
          </draw:line>
          <draw:line draw:style-name="gr4" draw:text-style-name="P2" draw:layer="layout" svg:x1="94.342cm" svg:y1="79.157cm" svg:x2="90.215cm" svg:y2="79.157cm">
            <text:p/>
          </draw:line>
          <draw:line draw:style-name="gr4" draw:text-style-name="P2" draw:layer="layout" svg:x1="80.055cm" svg:y1="79.157cm" svg:x2="76.882cm" svg:y2="79.105cm">
            <text:p/>
          </draw:line>
          <draw:custom-shape draw:style-name="gr17" draw:text-style-name="P1" draw:layer="layout" svg:width="33.973cm" svg:height="29.527cm" svg:x="74.645cm" svg:y="56.8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2" draw:text-style-name="P8" draw:layer="layout" svg:width="10.139cm" svg:height="10.16cm" draw:transform="rotate (-1.57323978774769) translate (104.515cm 156.31cm)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>
            <draw:custom-shape draw:style-name="gr15" draw:text-style-name="P1" draw:layer="layout" svg:width="2.222cm" svg:height="1.905cm" svg:x="86.381cm" svg:y="157.85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56cm" svg:y="156.289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486cm" svg:y1="167.719cm" svg:x2="78.786cm" svg:y2="155.019cm">
              <text:p/>
            </draw:line>
            <draw:custom-shape draw:style-name="gr3" draw:text-style-name="P1" draw:layer="layout" svg:width="1.905cm" svg:height="1.905cm" svg:x="81.63cm" svg:y="162.639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596cm" svg:y1="161.686cm" svg:x2="82.596cm" svg:y2="165.179cm">
              <text:p/>
            </draw:line>
            <draw:line draw:style-name="gr2" draw:text-style-name="P2" draw:layer="layout" svg:x1="107.361cm" svg:y1="167.719cm" svg:x2="94.661cm" svg:y2="155.019cm">
              <text:p/>
            </draw:line>
            <draw:custom-shape draw:style-name="gr15" draw:text-style-name="P1" draw:layer="layout" svg:width="2.222cm" svg:height="1.905cm" svg:x="86.406cm" svg:y="157.876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156.31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67.745cm" svg:x2="78.811cm" svg:y2="155.045cm">
              <text:p/>
            </draw:line>
            <draw:custom-shape draw:style-name="gr3" draw:text-style-name="P1" draw:layer="layout" svg:width="1.905cm" svg:height="1.905cm" svg:x="81.655cm" svg:y="162.66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161.712cm" svg:x2="82.621cm" svg:y2="165.205cm">
              <text:p/>
            </draw:line>
            <draw:line draw:style-name="gr2" draw:text-style-name="P2" draw:layer="layout" svg:x1="107.386cm" svg:y1="167.745cm" svg:x2="94.686cm" svg:y2="155.045cm">
              <text:p/>
            </draw:line>
            <draw:custom-shape draw:style-name="gr15" draw:text-style-name="P1" draw:layer="layout" svg:width="2.222cm" svg:height="1.905cm" svg:x="86.406cm" svg:y="157.876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081cm" svg:y="156.31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11cm" svg:y1="167.745cm" svg:x2="78.811cm" svg:y2="155.045cm">
              <text:p/>
            </draw:line>
            <draw:custom-shape draw:style-name="gr3" draw:text-style-name="P1" draw:layer="layout" svg:width="1.905cm" svg:height="1.905cm" svg:x="81.655cm" svg:y="162.665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21cm" svg:y1="161.712cm" svg:x2="82.621cm" svg:y2="165.205cm">
              <text:p/>
            </draw:line>
            <draw:line draw:style-name="gr2" draw:text-style-name="P2" draw:layer="layout" svg:x1="107.386cm" svg:y1="167.745cm" svg:x2="94.686cm" svg:y2="155.045cm">
              <text:p/>
            </draw:line>
            <draw:custom-shape draw:style-name="gr15" draw:text-style-name="P1" draw:layer="layout" svg:width="2.222cm" svg:height="1.905cm" svg:x="86.431cm" svg:y="157.902cm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1" draw:layer="layout" svg:width="10.16cm" svg:height="10.16cm" svg:x="80.106cm" svg:y="156.341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2" draw:text-style-name="P2" draw:layer="layout" svg:x1="91.536cm" svg:y1="167.771cm" svg:x2="78.836cm" svg:y2="155.071cm">
              <text:p/>
            </draw:line>
            <draw:custom-shape draw:style-name="gr3" draw:text-style-name="P1" draw:layer="layout" svg:width="1.905cm" svg:height="1.905cm" svg:x="81.68cm" svg:y="162.691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2" draw:layer="layout" svg:x1="82.646cm" svg:y1="161.738cm" svg:x2="82.646cm" svg:y2="165.231cm">
              <text:p/>
            </draw:line>
            <draw:line draw:style-name="gr2" draw:text-style-name="P2" draw:layer="layout" svg:x1="107.411cm" svg:y1="167.771cm" svg:x2="94.711cm" svg:y2="155.071cm">
              <text:p/>
            </draw:line>
          </draw:g>
          <draw:line draw:style-name="gr4" draw:text-style-name="P2" draw:layer="layout" svg:x1="107.678cm" svg:y1="161.687cm" svg:x2="104.503cm" svg:y2="161.687cm">
            <text:p/>
          </draw:line>
          <draw:line draw:style-name="gr4" draw:text-style-name="P2" draw:layer="layout" svg:x1="94.343cm" svg:y1="161.369cm" svg:x2="90.216cm" svg:y2="161.369cm">
            <text:p/>
          </draw:line>
          <draw:line draw:style-name="gr4" draw:text-style-name="P2" draw:layer="layout" svg:x1="80.056cm" svg:y1="161.369cm" svg:x2="66.087cm" svg:y2="161.337cm">
            <text:p/>
          </draw:line>
          <draw:g>
            <draw:g>
              <draw:custom-shape draw:style-name="gr15" draw:text-style-name="P1" draw:layer="layout" svg:width="2.222cm" svg:height="1.905cm" svg:x="86.381cm" svg:y="126.444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56cm" svg:y="124.883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486cm" svg:y1="136.313cm" svg:x2="78.786cm" svg:y2="123.613cm">
                <text:p/>
              </draw:line>
              <draw:custom-shape draw:style-name="gr3" draw:text-style-name="P1" draw:layer="layout" svg:width="1.905cm" svg:height="1.905cm" svg:x="81.63cm" svg:y="131.233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596cm" svg:y1="130.28cm" svg:x2="82.596cm" svg:y2="133.773cm">
                <text:p/>
              </draw:line>
              <draw:line draw:style-name="gr2" draw:text-style-name="P2" draw:layer="layout" svg:x1="107.361cm" svg:y1="136.313cm" svg:x2="94.661cm" svg:y2="123.613cm">
                <text:p/>
              </draw:line>
              <draw:custom-shape draw:style-name="gr15" draw:text-style-name="P1" draw:layer="layout" svg:width="2.222cm" svg:height="1.905cm" svg:x="86.406cm" svg:y="126.4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81cm" svg:y="124.909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11cm" svg:y1="136.339cm" svg:x2="78.811cm" svg:y2="123.639cm">
                <text:p/>
              </draw:line>
              <draw:custom-shape draw:style-name="gr3" draw:text-style-name="P1" draw:layer="layout" svg:width="1.905cm" svg:height="1.905cm" svg:x="81.655cm" svg:y="131.25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21cm" svg:y1="130.306cm" svg:x2="82.621cm" svg:y2="133.799cm">
                <text:p/>
              </draw:line>
              <draw:line draw:style-name="gr2" draw:text-style-name="P2" draw:layer="layout" svg:x1="107.386cm" svg:y1="136.339cm" svg:x2="94.686cm" svg:y2="123.639cm">
                <text:p/>
              </draw:line>
              <draw:custom-shape draw:style-name="gr15" draw:text-style-name="P1" draw:layer="layout" svg:width="2.222cm" svg:height="1.905cm" svg:x="86.406cm" svg:y="126.47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081cm" svg:y="124.909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11cm" svg:y1="136.339cm" svg:x2="78.811cm" svg:y2="123.639cm">
                <text:p/>
              </draw:line>
              <draw:custom-shape draw:style-name="gr3" draw:text-style-name="P1" draw:layer="layout" svg:width="1.905cm" svg:height="1.905cm" svg:x="81.655cm" svg:y="131.259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21cm" svg:y1="130.306cm" svg:x2="82.621cm" svg:y2="133.799cm">
                <text:p/>
              </draw:line>
              <draw:line draw:style-name="gr2" draw:text-style-name="P2" draw:layer="layout" svg:x1="107.386cm" svg:y1="136.339cm" svg:x2="94.686cm" svg:y2="123.639cm">
                <text:p/>
              </draw:line>
              <draw:custom-shape draw:style-name="gr15" draw:text-style-name="P1" draw:layer="layout" svg:width="2.222cm" svg:height="1.905cm" svg:x="86.431cm" svg:y="126.496cm">
                <text:p/>
  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80.106cm" svg:y="124.935cm">
                <text:p/>
                <draw:enhanced-geometry svg:viewBox="0 0 21600 21600" draw:mirror-horizontal="true" draw:type="rectangle" draw:enhanced-path="M 0 0 L 21600 0 21600 21600 0 21600 0 0 Z N"/>
              </draw:custom-shape>
              <draw:line draw:style-name="gr2" draw:text-style-name="P2" draw:layer="layout" svg:x1="91.536cm" svg:y1="136.365cm" svg:x2="78.836cm" svg:y2="123.665cm">
                <text:p/>
              </draw:line>
              <draw:custom-shape draw:style-name="gr3" draw:text-style-name="P1" draw:layer="layout" svg:width="1.905cm" svg:height="1.905cm" svg:x="81.68cm" svg:y="131.285cm">
                <text:p/>
  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82.646cm" svg:y1="130.332cm" svg:x2="82.646cm" svg:y2="133.825cm">
                <text:p/>
              </draw:line>
              <draw:line draw:style-name="gr2" draw:text-style-name="P2" draw:layer="layout" svg:x1="107.411cm" svg:y1="136.365cm" svg:x2="94.711cm" svg:y2="123.665cm">
                <text:p/>
              </draw:line>
            </draw:g>
            <draw:custom-shape draw:style-name="gr12" draw:text-style-name="P8" draw:layer="layout" svg:width="10.139cm" svg:height="10.16cm" draw:transform="rotate (-1.57323978774769) translate (104.49cm 124.9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130.333cm" svg:x2="104.503cm" svg:y2="130.333cm">
            <text:p/>
          </draw:line>
          <draw:line draw:style-name="gr4" draw:text-style-name="P2" draw:layer="layout" svg:x1="94.343cm" svg:y1="130.015cm" svg:x2="90.216cm" svg:y2="130.015cm">
            <text:p/>
          </draw:line>
          <draw:g>
            <draw:g>
              <draw:custom-shape draw:style-name="gr15" draw:text-style-name="P1" draw:layer="layout" svg:width="2.222cm" svg:height="1.905cm" svg:x="95.956cm" svg:y="141.101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43cm" svg:y="139.5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73cm" svg:y1="150.97cm" svg:x2="105.773cm" svg:y2="138.27cm">
                <text:p/>
              </draw:line>
              <draw:custom-shape draw:style-name="gr3" draw:text-style-name="P1" draw:layer="layout" svg:width="1.905cm" svg:height="1.905cm" svg:x="101.011cm" svg:y="145.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63cm" svg:y1="144.937cm" svg:x2="101.963cm" svg:y2="148.43cm">
                <text:p/>
              </draw:line>
              <draw:line draw:style-name="gr2" draw:text-style-name="P2" draw:layer="layout" svg:x1="77.198cm" svg:y1="150.97cm" svg:x2="89.898cm" svg:y2="138.27cm">
                <text:p/>
              </draw:line>
              <draw:custom-shape draw:style-name="gr15" draw:text-style-name="P1" draw:layer="layout" svg:width="2.222cm" svg:height="1.905cm" svg:x="95.931cm" svg:y="141.127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139.5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150.996cm" svg:x2="105.748cm" svg:y2="138.296cm">
                <text:p/>
              </draw:line>
              <draw:custom-shape draw:style-name="gr3" draw:text-style-name="P1" draw:layer="layout" svg:width="1.905cm" svg:height="1.905cm" svg:x="100.986cm" svg:y="145.91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144.963cm" svg:x2="101.938cm" svg:y2="148.456cm">
                <text:p/>
              </draw:line>
              <draw:line draw:style-name="gr2" draw:text-style-name="P2" draw:layer="layout" svg:x1="77.173cm" svg:y1="150.996cm" svg:x2="89.873cm" svg:y2="138.296cm">
                <text:p/>
              </draw:line>
              <draw:custom-shape draw:style-name="gr15" draw:text-style-name="P1" draw:layer="layout" svg:width="2.222cm" svg:height="1.905cm" svg:x="95.931cm" svg:y="141.127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318cm" svg:y="139.5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48cm" svg:y1="150.996cm" svg:x2="105.748cm" svg:y2="138.296cm">
                <text:p/>
              </draw:line>
              <draw:custom-shape draw:style-name="gr3" draw:text-style-name="P1" draw:layer="layout" svg:width="1.905cm" svg:height="1.905cm" svg:x="100.986cm" svg:y="145.91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38cm" svg:y1="144.963cm" svg:x2="101.938cm" svg:y2="148.456cm">
                <text:p/>
              </draw:line>
              <draw:line draw:style-name="gr2" draw:text-style-name="P2" draw:layer="layout" svg:x1="77.173cm" svg:y1="150.996cm" svg:x2="89.873cm" svg:y2="138.296cm">
                <text:p/>
              </draw:line>
              <draw:custom-shape draw:style-name="gr15" draw:text-style-name="P1" draw:layer="layout" svg:width="2.222cm" svg:height="1.905cm" svg:x="95.906cm" svg:y="141.153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1" draw:layer="layout" svg:width="10.16cm" svg:height="10.16cm" svg:x="94.293cm" svg:y="139.5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93.023cm" svg:y1="151.022cm" svg:x2="105.723cm" svg:y2="138.322cm">
                <text:p/>
              </draw:line>
              <draw:custom-shape draw:style-name="gr3" draw:text-style-name="P1" draw:layer="layout" svg:width="1.905cm" svg:height="1.905cm" svg:x="100.961cm" svg:y="145.942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4" draw:text-style-name="P2" draw:layer="layout" svg:x1="101.913cm" svg:y1="144.989cm" svg:x2="101.913cm" svg:y2="148.482cm">
                <text:p/>
              </draw:line>
              <draw:line draw:style-name="gr2" draw:text-style-name="P2" draw:layer="layout" svg:x1="77.148cm" svg:y1="151.022cm" svg:x2="89.848cm" svg:y2="138.322cm">
                <text:p/>
              </draw:line>
            </draw:g>
            <draw:custom-shape draw:style-name="gr12" draw:text-style-name="P8" draw:layer="layout" svg:width="10.139cm" svg:height="10.16cm" draw:transform="rotate (-1.57323978774769) translate (90.241cm 139.617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2" draw:layer="layout" svg:x1="107.678cm" svg:y1="144.672cm" svg:x2="104.503cm" svg:y2="144.672cm">
            <text:p/>
          </draw:line>
          <draw:line draw:style-name="gr4" draw:text-style-name="P2" draw:layer="layout" svg:x1="94.342cm" svg:y1="144.672cm" svg:x2="90.215cm" svg:y2="144.672cm">
            <text:p/>
          </draw:line>
          <draw:custom-shape draw:style-name="gr17" draw:text-style-name="P1" draw:layer="layout" svg:width="33.973cm" svg:height="29.527cm" svg:x="74.645cm" svg:y="122.395cm">
            <text:p/>
            <draw:enhanced-geometry svg:viewBox="0 0 21600 21600" draw:mirror-horizontal="true" draw:type="rectangle" draw:enhanced-path="M 0 0 L 21600 0 21600 21600 0 21600 0 0 Z N"/>
          </draw:custom-shape>
          <draw:g>
            <draw:custom-shape draw:style-name="gr18" draw:text-style-name="P1" draw:layer="layout" svg:width="3.81cm" svg:height="3.81cm" svg:x="52.117cm" svg:y="69.897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70.85cm" svg:x2="54.022cm" svg:y2="72.755cm">
              <text:p/>
            </draw:line>
            <draw:line draw:style-name="gr4" draw:text-style-name="P2" draw:layer="layout" svg:x1="54.974cm" svg:y1="71.802cm" svg:x2="53.069cm" svg:y2="71.802cm">
              <text:p/>
            </draw:line>
          </draw:g>
          <draw:line draw:style-name="gr4" draw:text-style-name="P2" draw:layer="layout" svg:x1="42.592cm" svg:y1="64.5cm" svg:x2="42.592cm" svg:y2="79.105cm">
            <text:p/>
          </draw:line>
          <draw:line draw:style-name="gr4" draw:text-style-name="P2" draw:layer="layout" svg:x1="76.882cm" svg:y1="79.105cm" svg:x2="76.882cm" svg:y2="64.5cm">
            <text:p/>
          </draw:line>
          <draw:g>
            <draw:custom-shape draw:style-name="gr18" draw:text-style-name="P1" draw:layer="layout" svg:width="3.81cm" svg:height="3.81cm" svg:x="62.277cm" svg:y="94.027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94.98cm" svg:x2="64.182cm" svg:y2="96.885cm">
              <text:p/>
            </draw:line>
            <draw:line draw:style-name="gr4" draw:text-style-name="P2" draw:layer="layout" svg:x1="65.134cm" svg:y1="95.932cm" svg:x2="63.229cm" svg:y2="95.932cm">
              <text:p/>
            </draw:line>
          </draw:g>
          <draw:g>
            <draw:custom-shape draw:style-name="gr18" draw:text-style-name="P1" draw:layer="layout" svg:width="3.81cm" svg:height="3.81cm" svg:x="52.117cm" svg:y="135.6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136.573cm" svg:x2="54.022cm" svg:y2="138.478cm">
              <text:p/>
            </draw:line>
            <draw:line draw:style-name="gr4" draw:text-style-name="P2" draw:layer="layout" svg:x1="54.974cm" svg:y1="137.525cm" svg:x2="53.069cm" svg:y2="137.525cm">
              <text:p/>
            </draw:line>
          </draw:g>
          <draw:g>
            <draw:custom-shape draw:style-name="gr18" draw:text-style-name="P1" draw:layer="layout" svg:width="3.81cm" svg:height="3.81cm" svg:x="62.277cm" svg:y="159.43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160.385cm" svg:x2="64.182cm" svg:y2="162.29cm">
              <text:p/>
            </draw:line>
            <draw:line draw:style-name="gr4" draw:text-style-name="P2" draw:layer="layout" svg:x1="65.134cm" svg:y1="161.337cm" svg:x2="63.229cm" svg:y2="161.337cm">
              <text:p/>
            </draw:line>
          </draw:g>
          <draw:line draw:style-name="gr4" draw:text-style-name="P2" draw:layer="layout" svg:x1="42.592cm" svg:y1="71.802cm" svg:x2="52.115cm" svg:y2="71.802cm">
            <text:p/>
          </draw:line>
          <draw:line draw:style-name="gr4" draw:text-style-name="P2" draw:layer="layout" svg:x1="55.927cm" svg:y1="71.802cm" svg:x2="76.882cm" svg:y2="71.802cm">
            <text:p/>
          </draw:line>
          <draw:line draw:style-name="gr4" draw:text-style-name="P2" draw:layer="layout" svg:x1="39.417cm" svg:y1="129.905cm" svg:x2="42.592cm" svg:y2="129.905cm">
            <text:p/>
          </draw:line>
          <draw:line draw:style-name="gr4" draw:text-style-name="P2" draw:layer="layout" svg:x1="39.418cm" svg:y1="144.562cm" svg:x2="42.591cm" svg:y2="144.51cm">
            <text:p/>
          </draw:line>
          <draw:line draw:style-name="gr4" draw:text-style-name="P2" draw:layer="layout" svg:x1="42.591cm" svg:y1="129.905cm" svg:x2="42.591cm" svg:y2="144.51cm">
            <text:p/>
          </draw:line>
          <draw:line draw:style-name="gr4" draw:text-style-name="P2" draw:layer="layout" svg:x1="80.057cm" svg:y1="129.905cm" svg:x2="76.882cm" svg:y2="129.905cm">
            <text:p/>
          </draw:line>
          <draw:line draw:style-name="gr4" draw:text-style-name="P2" draw:layer="layout" svg:x1="80.056cm" svg:y1="144.562cm" svg:x2="76.883cm" svg:y2="144.51cm">
            <text:p/>
          </draw:line>
          <draw:line draw:style-name="gr4" draw:text-style-name="P2" draw:layer="layout" svg:x1="76.883cm" svg:y1="129.905cm" svg:x2="76.883cm" svg:y2="144.51cm">
            <text:p/>
          </draw:line>
          <draw:line draw:style-name="gr4" draw:text-style-name="P2" draw:layer="layout" svg:x1="52.117cm" svg:y1="137.525cm" svg:x2="42.592cm" svg:y2="137.525cm">
            <text:p/>
          </draw:line>
          <draw:line draw:style-name="gr4" draw:text-style-name="P2" draw:layer="layout" svg:x1="76.882cm" svg:y1="137.525cm" svg:x2="55.927cm" svg:y2="137.525cm">
            <text:p/>
          </draw:line>
          <draw:line draw:style-name="gr4" draw:text-style-name="P2" draw:layer="layout" svg:x1="64.182cm" svg:y1="119.11cm" svg:x2="64.182cm" svg:y2="159.432cm">
            <text:p/>
          </draw:line>
          <draw:g>
            <draw:custom-shape draw:style-name="gr18" draw:text-style-name="P1" draw:layer="layout" svg:width="3.81cm" svg:height="3.81cm" svg:x="62.277cm" svg:y="115.3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64.182cm" svg:y1="116.253cm" svg:x2="64.182cm" svg:y2="118.158cm">
              <text:p/>
            </draw:line>
            <draw:line draw:style-name="gr4" draw:text-style-name="P2" draw:layer="layout" svg:x1="65.134cm" svg:y1="117.205cm" svg:x2="63.229cm" svg:y2="117.205cm">
              <text:p/>
            </draw:line>
          </draw:g>
          <draw:line draw:style-name="gr4" draw:text-style-name="P2" draw:layer="layout" svg:x1="64.182cm" svg:y1="119.11cm" svg:x2="64.182cm" svg:y2="159.432cm">
            <text:p/>
          </draw:line>
          <draw:line draw:style-name="gr4" draw:text-style-name="P2" draw:layer="layout" svg:x1="64.182cm" svg:y1="97.837cm" svg:x2="64.182cm" svg:y2="115.3cm">
            <text:p/>
          </draw:line>
          <draw:g>
            <draw:custom-shape draw:style-name="gr18" draw:text-style-name="P1" draw:layer="layout" svg:width="3.81cm" svg:height="3.81cm" svg:x="52.117cm" svg:y="106.41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54.022cm" svg:y1="107.363cm" svg:x2="54.022cm" svg:y2="109.268cm">
              <text:p/>
            </draw:line>
            <draw:line draw:style-name="gr4" draw:text-style-name="P2" draw:layer="layout" svg:x1="54.974cm" svg:y1="108.315cm" svg:x2="53.069cm" svg:y2="108.315cm">
              <text:p/>
            </draw:line>
          </draw:g>
          <draw:line draw:style-name="gr4" draw:text-style-name="P2" draw:layer="layout" svg:x1="54.022cm" svg:y1="110.22cm" svg:x2="54.022cm" svg:y2="135.62cm">
            <text:p/>
          </draw:line>
          <draw:line draw:style-name="gr4" draw:text-style-name="P2" draw:layer="layout" svg:x1="54.022cm" svg:y1="73.707cm" svg:x2="54.022cm" svg:y2="106.41cm">
            <text:p/>
          </draw:line>
          <draw:line draw:style-name="gr4" draw:text-style-name="P2" draw:layer="layout" svg:x1="52.117cm" svg:y1="108.315cm" svg:x2="3.857cm" svg:y2="108.632cm">
            <text:p/>
          </draw:line>
          <draw:line draw:style-name="gr4" draw:text-style-name="P2" draw:layer="layout" svg:x1="117.522cm" svg:y1="117.205cm" svg:x2="66.087cm" svg:y2="117.205cm">
            <text:p/>
          </draw:line>
          <draw:frame draw:style-name="gr11" draw:text-style-name="P7" draw:layer="layout" svg:width="11.43cm" svg:height="2.453cm" svg:x="7.032cm" svg:y="106.728cm">
            <draw:text-box>
              <text:p>Tx IN / Rx Beam 1 - Out</text:p>
            </draw:text-box>
          </draw:frame>
          <draw:frame draw:style-name="gr11" draw:text-style-name="P7" draw:layer="layout" svg:width="11.43cm" svg:height="2.453cm" svg:x="100.059cm" svg:y="115.3cm">
            <draw:text-box>
              <text:p>Rx Beam 2 - Out</text:p>
            </draw:text-box>
          </draw:frame>
          <draw:frame draw:style-name="gr11" draw:text-style-name="P11" draw:layer="layout" svg:width="11.43cm" svg:height="2.453cm" svg:x="7.032cm" svg:y="106.729cm">
            <draw:text-box>
              <text:p><text:span text:style-name="T2">Tx IN / Rx Beam 1 - Out</text:span></text:p>
            </draw:text-box>
          </draw:frame>
          <draw:frame draw:style-name="gr16" draw:text-style-name="P7" draw:layer="layout" svg:width="7.621cm" svg:height="1.587cm" svg:x="105.139cm" svg:y="160.385cm">
            <draw:text-box>
              <text:p>Rx Beam 2 - IN</text:p>
            </draw:text-box>
          </draw:frame>
          <draw:frame draw:style-name="gr11" draw:text-style-name="P10" draw:layer="layout" svg:width="17.463cm" svg:height="2.453cm" svg:x="74.977cm" svg:y="121.102cm">
            <draw:text-box>
              <text:p text:style-name="P9">Common Leg Gain/Phase Control</text:p>
            </draw:text-box>
          </draw:frame>
          <draw:frame draw:style-name="gr11" draw:text-style-name="P10" draw:layer="layout" svg:width="17.463cm" svg:height="2.453cm" svg:x="74.659cm" svg:y="55.61cm">
            <draw:text-box>
              <text:p text:style-name="P9">Common Leg Gain/Phase Control</text:p>
            </draw:text-box>
          </draw:frame>
          <draw:custom-shape draw:style-name="gr19" draw:text-style-name="P1" draw:layer="layout" svg:width="108.267cm" svg:height="116.205cm" svg:x="6.397cm" svg:y="54.657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" draw:layer="layout" svg:width="3.175cm" svg:height="3.175cm" svg:x="39.1cm" svg:y="24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1.64cm" svg:y1="23.542cm" svg:x2="39.735cm" svg:y2="29.257cm">
          <text:p/>
        </draw:line>
        <draw:custom-shape draw:style-name="gr1" draw:text-style-name="P1" draw:layer="layout" svg:width="10.16cm" svg:height="10.16cm" svg:x="35.607cm" svg:y="21.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0.16cm" svg:height="10.16cm" svg:x="49.26cm" svg:y="21.32cm">
          <text:p text:style-name="P8">VC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0.16cm" svg:x="62.595cm" svg:y="21.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7.675cm" svg:y1="24.495cm" svg:x2="64.182cm" svg:y2="24.495cm">
          <text:p/>
        </draw:line>
        <draw:line draw:style-name="gr4" draw:text-style-name="P2" draw:layer="layout" svg:x1="67.675cm" svg:y1="24.495cm" svg:x2="71.167cm" svg:y2="28.305cm">
          <text:p/>
        </draw:line>
        <draw:frame draw:style-name="gr11" draw:text-style-name="P7" draw:layer="layout" svg:width="6.032cm" svg:height="2.453cm" svg:x="64.817cm" svg:y="19.415cm">
          <draw:text-box>
            <text:p>LPF - ALT</text:p>
          </draw:text-box>
        </draw:frame>
        <draw:g>
          <draw:custom-shape draw:style-name="gr22" draw:text-style-name="P12" draw:layer="layout" svg:width="10.16cm" svg:height="10.16cm" svg:x="77.835cm" svg:y="21.3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3.175cm" svg:height="3.175cm" svg:x="83.233cm" svg:y="24.8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4" draw:text-style-name="P2" draw:layer="layout" svg:x1="85.773cm" svg:y1="23.542cm" svg:x2="83.868cm" svg:y2="29.257cm">
            <text:p/>
          </draw:line>
          <draw:line draw:style-name="gr24" draw:text-style-name="P2" draw:layer="layout" svg:x1="81.01cm" svg:y1="24.812cm" svg:x2="79.105cm" svg:y2="27.987cm">
            <text:p/>
          </draw:line>
          <draw:line draw:style-name="gr24" draw:text-style-name="P2" draw:layer="layout" svg:x1="79.105cm" svg:y1="27.987cm" svg:x2="82.915cm" svg:y2="27.987cm">
            <text:p/>
          </draw:line>
          <draw:line draw:style-name="gr24" draw:text-style-name="P2" draw:layer="layout" svg:x1="81.01cm" svg:y1="24.812cm" svg:x2="82.915cm" svg:y2="27.987cm">
            <text:p/>
          </draw:line>
        </draw:g>
        <draw:frame draw:style-name="gr25" draw:text-style-name="P7" draw:layer="layout" svg:width="6.032cm" svg:height="1.352cm" svg:x="78.47cm" svg:y="19.502cm">
          <draw:text-box>
            <text:p>PFD</text:p>
          </draw:text-box>
        </draw:frame>
        <draw:g>
          <draw:g>
            <draw:line draw:style-name="gr4" draw:text-style-name="P2" draw:layer="layout" svg:x1="96.25cm" svg:y1="12.43cm" svg:x2="92.757cm" svg:y2="12.43cm">
              <text:p/>
            </draw:line>
            <draw:line draw:style-name="gr4" draw:text-style-name="P2" draw:layer="layout" svg:x1="96.251cm" svg:y1="12.43cm" svg:x2="100.377cm" svg:y2="9.89cm">
              <text:p/>
            </draw:line>
            <draw:line draw:style-name="gr4" draw:text-style-name="P2" draw:layer="layout" svg:x1="96.25cm" svg:y1="12.43cm" svg:x2="100.376cm" svg:y2="14.97cm">
              <text:p/>
            </draw:line>
            <draw:line draw:style-name="gr4" draw:text-style-name="P2" draw:layer="layout" svg:x1="102.917cm" svg:y1="9.89cm" svg:x2="100.377cm" svg:y2="9.89cm">
              <text:p/>
            </draw:line>
            <draw:line draw:style-name="gr4" draw:text-style-name="P2" draw:layer="layout" svg:x1="102.917cm" svg:y1="14.97cm" svg:x2="100.377cm" svg:y2="14.97cm">
              <text:p/>
            </draw:line>
            <draw:custom-shape draw:style-name="gr1" draw:text-style-name="P1" draw:layer="layout" svg:width="10.16cm" svg:height="10.16cm" svg:x="92.757cm" svg:y="7.3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frame draw:style-name="gr11" draw:text-style-name="P7" draw:layer="layout" svg:width="7.938cm" svg:height="2.453cm" svg:x="95.932cm" svg:y="3.54cm">
          <draw:text-box>
            <text:p>2-Way</text:p>
            <text:p>Splitter</text:p>
          </draw:text-box>
        </draw:frame>
        <draw:custom-shape draw:style-name="gr1" draw:text-style-name="P1" draw:layer="layout" svg:width="10.16cm" svg:height="10.16cm" svg:x="92.757cm" svg:y="21.3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5.933cm" svg:y1="28.622cm" svg:x2="93.71cm" svg:y2="28.622cm">
          <text:p/>
        </draw:line>
        <draw:line draw:style-name="gr4" draw:text-style-name="P2" draw:layer="layout" svg:x1="95.932cm" svg:y1="28.622cm" svg:x2="95.933cm" svg:y2="24.177cm">
          <text:p/>
        </draw:line>
        <draw:line draw:style-name="gr4" draw:text-style-name="P2" draw:layer="layout" svg:x1="99.742cm" svg:y1="28.622cm" svg:x2="101.965cm" svg:y2="28.622cm">
          <text:p/>
        </draw:line>
        <draw:line draw:style-name="gr4" draw:text-style-name="P2" draw:layer="layout" svg:x1="99.742cm" svg:y1="28.622cm" svg:x2="99.741cm" svg:y2="24.177cm">
          <text:p/>
        </draw:line>
        <draw:line draw:style-name="gr4" draw:text-style-name="P2" draw:layer="layout" svg:x1="99.742cm" svg:y1="24.177cm" svg:x2="95.932cm" svg:y2="24.177cm">
          <text:p/>
        </draw:line>
        <draw:frame draw:style-name="gr25" draw:text-style-name="P7" draw:layer="layout" svg:width="6.032cm" svg:height="1.352cm" svg:x="93.393cm" svg:y="19.65cm">
          <draw:text-box>
            <text:p>BPF</text:p>
          </draw:text-box>
        </draw:frame>
        <draw:frame draw:style-name="gr25" draw:text-style-name="P7" draw:layer="layout" svg:width="6.032cm" svg:height="1.352cm" svg:x="107.68cm" svg:y="19.65cm">
          <draw:text-box>
            <text:p>BPF</text:p>
          </draw:text-box>
        </draw:frame>
        <draw:g>
          <draw:path draw:style-name="gr26" draw:text-style-name="P5" draw:layer="layout" svg:width="3.457cm" svg:height="1.407cm" svg:x="108.701cm" svg:y="24.812cm" svg:viewBox="0 0 3458 1408" svg:d="M0 1408c1729-3167 3458 0 3458 0">
            <text:p/>
          </draw:path>
          <draw:path draw:style-name="gr27" draw:text-style-name="P5" draw:layer="layout" svg:width="3.457cm" svg:height="1.407cm" svg:x="112.159cm" svg:y="26.227cm" svg:viewBox="0 0 3458 1408" svg:d="M0 0c1729 3167 3458 0 3458 0">
            <text:p/>
          </draw:path>
          <draw:custom-shape draw:style-name="gr1" draw:text-style-name="P1" draw:layer="layout" svg:width="10.16cm" svg:height="10.16cm" svg:x="107.045cm" svg:y="21.32cm">
            <text:p/>
            <draw:enhanced-geometry svg:viewBox="0 0 21600 21600" draw:type="rectangle" draw:enhanced-path="M 0 0 L 21600 0 21600 21600 0 21600 0 0 Z N"/>
          </draw:custom-shape>
          <draw:path draw:style-name="gr28" draw:text-style-name="P5" draw:layer="layout" svg:width="3.457cm" svg:height="1.407cm" svg:x="108.632cm" svg:y="26.717cm" svg:viewBox="0 0 3458 1408" svg:d="M0 1408c1729-3167 3458 0 3458 0">
            <text:p/>
          </draw:path>
          <draw:path draw:style-name="gr29" draw:text-style-name="P5" draw:layer="layout" svg:width="3.457cm" svg:height="1.407cm" svg:x="112.09cm" svg:y="28.132cm" svg:viewBox="0 0 3458 1408" svg:d="M0 0c1729 3167 3458 0 3458 0">
            <text:p/>
          </draw:path>
          <draw:path draw:style-name="gr30" draw:text-style-name="P5" draw:layer="layout" svg:width="3.457cm" svg:height="1.407cm" svg:x="108.701cm" svg:y="22.942cm" svg:viewBox="0 0 3458 1408" svg:d="M0 1408c1729-3167 3458 0 3458 0">
            <text:p/>
          </draw:path>
          <draw:path draw:style-name="gr31" draw:text-style-name="P5" draw:layer="layout" svg:width="3.457cm" svg:height="1.407cm" svg:x="112.159cm" svg:y="24.357cm" svg:viewBox="0 0 3458 1408" svg:d="M0 0c1729 3167 3458 0 3458 0">
            <text:p/>
          </draw:path>
          <draw:line draw:style-name="gr4" draw:text-style-name="P2" draw:layer="layout" svg:x1="111.49cm" svg:y1="28.622cm" svg:x2="112.76cm" svg:y2="27.352cm">
            <text:p/>
          </draw:line>
          <draw:line draw:style-name="gr4" draw:text-style-name="P2" draw:layer="layout" svg:x1="111.49cm" svg:y1="25.13cm" svg:x2="112.76cm" svg:y2="23.86cm">
            <text:p/>
          </draw:line>
        </draw:g>
        <draw:g>
          <draw:line draw:style-name="gr4" draw:text-style-name="P2" draw:layer="layout" svg:x1="137.525cm" svg:y1="21.32cm" svg:x2="127.365cm" svg:y2="21.32cm">
            <text:p/>
          </draw:line>
          <draw:line draw:style-name="gr4" draw:text-style-name="P2" draw:layer="layout" svg:x1="137.525cm" svg:y1="21.32cm" svg:x2="137.525cm" svg:y2="31.48cm">
            <text:p/>
          </draw:line>
          <draw:line draw:style-name="gr4" draw:text-style-name="P2" draw:layer="layout" svg:x1="137.525cm" svg:y1="31.48cm" svg:x2="127.365cm" svg:y2="31.48cm">
            <text:p/>
          </draw:line>
          <draw:line draw:style-name="gr4" draw:text-style-name="P2" draw:layer="layout" svg:x1="123.872cm" svg:y1="26.4cm" svg:x2="127.365cm" svg:y2="21.32cm">
            <text:p/>
          </draw:line>
          <draw:line draw:style-name="gr4" draw:text-style-name="P2" draw:layer="layout" svg:x1="127.365cm" svg:y1="31.48cm" svg:x2="123.872cm" svg:y2="26.4cm">
            <text:p/>
          </draw:line>
          <draw:frame draw:style-name="gr11" draw:text-style-name="P7" draw:layer="layout" svg:width="8.255cm" svg:height="2.453cm" svg:x="127.682cm" svg:y="25.217cm">
            <draw:text-box>
              <text:p>Analog to Digital Converter</text:p>
            </draw:text-box>
          </draw:frame>
        </draw:g>
        <draw:g>
          <draw:ellipse draw:style-name="gr32" draw:text-style-name="P4" draw:layer="layout" svg:width="10.229cm" svg:height="10.16cm" svg:x="107.045cm" svg:y="7.35cm">
            <text:p text:style-name="P3"><text:span text:style-name="T1"><text:s text:c="4"/></text:span></text:p>
          </draw:ellipse>
          <draw:line draw:style-name="gr4" draw:text-style-name="P2" draw:layer="layout" svg:x1="109.585cm" svg:y1="10.207cm" svg:x2="114.665cm" svg:y2="10.207cm">
            <text:p/>
          </draw:line>
          <draw:line draw:style-name="gr4" draw:text-style-name="P2" draw:layer="layout" svg:x1="109.585cm" svg:y1="15.287cm" svg:x2="114.665cm" svg:y2="15.287cm">
            <text:p/>
          </draw:line>
          <draw:line draw:style-name="gr4" draw:text-style-name="P2" draw:layer="layout" svg:x1="109.585cm" svg:y1="15.287cm" svg:x2="112.125cm" svg:y2="12.747cm">
            <text:p/>
          </draw:line>
          <draw:line draw:style-name="gr4" draw:text-style-name="P2" draw:layer="layout" svg:x1="112.125cm" svg:y1="12.747cm" svg:x2="109.585cm" svg:y2="10.207cm">
            <text:p/>
          </draw:line>
        </draw:g>
        <draw:frame draw:style-name="gr25" draw:text-style-name="P7" draw:layer="layout" svg:width="7.938cm" svg:height="1.352cm" svg:x="107.997cm" svg:y="3.627cm">
          <draw:text-box>
            <text:p>Accumulato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000000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2.4cm" fo:page-height="2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09:02:33.691000000</meta:creation-date>
    <dc:date>2022-01-25T21:05:52.715000000</dc:date>
    <meta:editing-duration>P1DT5H16M2S</meta:editing-duration>
    <meta:editing-cycles>24</meta:editing-cycles>
    <meta:generator>LibreOffice/7.1.5.2$Windows_X86_64 LibreOffice_project/85f04e9f809797b8199d13c421bd8a2b025d52b5</meta:generator>
    <meta:document-statistic meta:object-count="507"/>
  </office:meta>
</office:document-meta>
</file>